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0bbea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normal" officeooo:rsid="0010bbea" officeooo:paragraph-rsid="0010bbea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fo:font-weight="normal" officeooo:rsid="0013d9fd" officeooo:paragraph-rsid="0013d9fd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fo:font-weight="bold" officeooo:rsid="0010bbea" officeooo:paragraph-rsid="0010bbea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fo:font-weight="bold" officeooo:rsid="0013d9fd" officeooo:paragraph-rsid="0013d9fd" style:font-weight-asian="bold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10bbea"/>
    </style:style>
    <style:style style:name="P7" style:family="paragraph" style:parent-style-name="Standard" style:list-style-name="L2">
      <style:paragraph-properties fo:text-align="justify" style:justify-single-word="false" style:writing-mode="lr-tb"/>
      <style:text-properties officeooo:paragraph-rsid="0010bbea"/>
    </style:style>
    <style:style style:name="P8" style:family="paragraph" style:parent-style-name="Standard" style:list-style-name="L6">
      <style:paragraph-properties fo:text-align="justify" style:justify-single-word="false" style:writing-mode="lr-tb"/>
      <style:text-properties officeooo:paragraph-rsid="0011e64f"/>
    </style:style>
    <style:style style:name="P9" style:family="paragraph" style:parent-style-name="Standard">
      <style:paragraph-properties fo:text-align="justify" style:justify-single-word="false" style:writing-mode="lr-tb"/>
      <style:text-properties officeooo:rsid="0010bbea" officeooo:paragraph-rsid="0010bbea"/>
    </style:style>
    <style:style style:name="P10" style:family="paragraph" style:parent-style-name="Standard" style:list-style-name="L2">
      <style:paragraph-properties fo:text-align="justify" style:justify-single-word="false" style:writing-mode="lr-tb"/>
      <style:text-properties officeooo:rsid="0010bbea" officeooo:paragraph-rsid="0010bbea"/>
    </style:style>
    <style:style style:name="P11" style:family="paragraph" style:parent-style-name="Standard" style:list-style-name="L4">
      <style:paragraph-properties fo:text-align="justify" style:justify-single-word="false" style:writing-mode="lr-tb"/>
      <style:text-properties style:font-name="Times New Roman" fo:font-size="14pt" fo:font-weight="normal" officeooo:rsid="0010bbea" officeooo:paragraph-rsid="0010bbea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 style:list-style-name="L4">
      <style:paragraph-properties fo:text-align="justify" style:justify-single-word="false" style:writing-mode="lr-tb"/>
      <style:text-properties style:font-name="Times New Roman" fo:font-size="14pt" fo:font-weight="normal" officeooo:rsid="0010bbea" officeooo:paragraph-rsid="0010c958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normal" officeooo:rsid="0010bbea" officeooo:paragraph-rsid="0010bbea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normal" officeooo:rsid="0010c958" officeooo:paragraph-rsid="0010c958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 style:list-style-name="L4">
      <style:paragraph-properties fo:text-align="justify" style:justify-single-word="false" style:writing-mode="lr-tb"/>
      <style:text-properties style:font-name="Times New Roman" fo:font-size="14pt" fo:font-weight="normal" officeooo:rsid="0010c958" officeooo:paragraph-rsid="0010c958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normal" officeooo:rsid="0013d9fd" officeooo:paragraph-rsid="0010c958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normal" officeooo:rsid="0013d9fd" officeooo:paragraph-rsid="0013d9fd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officeooo:rsid="0010c958" officeooo:paragraph-rsid="0010c958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list-style-name="L5">
      <style:paragraph-properties fo:text-align="justify" style:justify-single-word="false" style:writing-mode="lr-tb"/>
      <style:text-properties style:font-name="Times New Roman" fo:font-size="14pt" fo:font-weight="bold" officeooo:rsid="0010c958" officeooo:paragraph-rsid="0010c958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officeooo:rsid="0013d9fd" officeooo:paragraph-rsid="0013d9f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officeooo:rsid="0011e64f" officeooo:paragraph-rsid="0011e64f"/>
    </style:style>
    <style:style style:name="P22" style:family="paragraph" style:parent-style-name="Standard" style:list-style-name="L6">
      <style:paragraph-properties fo:text-align="justify" style:justify-single-word="false" style:writing-mode="lr-tb"/>
      <style:text-properties officeooo:rsid="0011e64f" officeooo:paragraph-rsid="0011e64f"/>
    </style:style>
    <style:style style:name="P23" style:family="paragraph" style:parent-style-name="Standard">
      <style:paragraph-properties fo:text-align="justify" style:justify-single-word="false" style:writing-mode="lr-tb"/>
      <style:text-properties fo:font-size="14pt" fo:font-weight="normal" officeooo:rsid="0011e64f" officeooo:paragraph-rsid="0011e64f" style:font-size-asian="14pt" style:font-weight-asian="normal" style:font-size-complex="14pt" style:font-weight-complex="normal"/>
    </style:style>
    <style:style style:name="P24" style:family="paragraph" style:parent-style-name="Standard" style:list-style-name="L6">
      <style:paragraph-properties fo:text-align="justify" style:justify-single-word="false" style:writing-mode="lr-tb"/>
      <style:text-properties fo:font-size="14pt" fo:font-weight="normal" officeooo:rsid="0011e64f" officeooo:paragraph-rsid="0011e64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size="14pt" fo:font-weight="normal" officeooo:paragraph-rsid="0010bbea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paragraph-properties fo:text-align="justify" style:justify-single-word="false" style:writing-mode="lr-tb"/>
      <style:text-properties fo:font-size="14pt" fo:font-weight="normal" officeooo:rsid="0010c958" officeooo:paragraph-rsid="0010c95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size="14pt" fo:font-weight="bold" officeooo:rsid="0010bbea" officeooo:paragraph-rsid="0010bbea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justify" style:justify-single-word="false" style:writing-mode="lr-tb"/>
      <style:text-properties fo:font-size="14pt" officeooo:paragraph-rsid="0010bbea" style:font-size-asian="14pt" style:font-size-complex="14pt"/>
    </style:style>
    <style:style style:name="P29" style:family="paragraph" style:parent-style-name="Standard">
      <style:paragraph-properties fo:text-align="justify" style:justify-single-word="false" style:writing-mode="lr-tb"/>
      <style:text-properties fo:font-size="14pt" officeooo:paragraph-rsid="0010bbea" style:font-size-asian="14pt" style:font-size-complex="14pt"/>
    </style:style>
    <style:style style:name="P30" style:family="paragraph" style:parent-style-name="Standard" style:list-style-name="L4">
      <style:paragraph-properties fo:text-align="justify" style:justify-single-word="false" style:writing-mode="lr-tb"/>
      <style:text-properties fo:font-size="14pt" officeooo:paragraph-rsid="0010c958" style:font-size-asian="14pt" style:font-size-complex="14pt"/>
    </style:style>
    <style:style style:name="P31" style:family="paragraph" style:parent-style-name="Standard" style:list-style-name="L4">
      <style:paragraph-properties fo:text-align="justify" style:justify-single-word="false" style:writing-mode="lr-tb"/>
      <style:text-properties fo:font-size="14pt" officeooo:paragraph-rsid="0011e64f" style:font-size-asian="14pt" style:font-size-complex="14pt"/>
    </style:style>
    <style:style style:name="P32" style:family="paragraph" style:parent-style-name="Standard">
      <style:paragraph-properties fo:text-align="justify" style:justify-single-word="false" style:writing-mode="lr-tb"/>
      <style:text-properties fo:font-size="14pt" officeooo:paragraph-rsid="0011e64f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0bbea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officeooo:paragraph-rsid="0010bbea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6pt" fo:font-weight="bold" officeooo:paragraph-rsid="0010bbea" style:font-size-asian="16pt" style:font-weight-asian="bold" style:font-name-complex="Times New Roman1" style:font-size-complex="16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8pt" fo:font-weight="bold" officeooo:paragraph-rsid="0010bbea" style:font-size-asian="18pt" style:font-weight-asian="bold" style:font-name-complex="Times New Roman1" style:font-size-complex="1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8pt" fo:font-weight="bold" officeooo:paragraph-rsid="0010bbea" style:font-size-asian="18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4pt" fo:font-weight="bold" officeooo:paragraph-rsid="0010bbea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Times New Roman" fo:font-size="14pt" fo:font-weight="bold" officeooo:paragraph-rsid="0010bbea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4pt" fo:font-weight="bold" officeooo:paragraph-rsid="0010bbea" style:font-size-asian="14pt" style:font-weight-asian="bold" style:font-name-complex="Times New Roman1" style:font-size-complex="14pt"/>
    </style:style>
    <style:style style:name="P4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officeooo:paragraph-rsid="0010bbea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10bbea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11e64f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3d9fd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28pt" fo:font-weight="bold" style:font-size-asian="28pt" style:font-weight-asian="bold" style:font-name-complex="Times New Roman1" style:font-size-complex="18pt"/>
    </style:style>
    <style:style style:name="T10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11" style:family="text">
      <style:text-properties style:font-name="Times New Roman" fo:font-size="22pt" fo:language="en" fo:country="US" fo:font-weight="bold" style:font-size-asian="22pt" style:font-weight-asian="bold" style:font-name-complex="Times New Roman1" style:font-size-complex="14pt"/>
    </style:style>
    <style:style style:name="T12" style:family="text">
      <style:text-properties style:font-name="Times New Roman" fo:font-size="22pt" fo:language="en" fo:country="US" fo:font-weight="bold" officeooo:rsid="00153c13" style:font-size-asian="22pt" style:font-weight-asian="bold" style:font-name-complex="Times New Roman1" style:font-size-complex="14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10bbea" style:font-name-complex="Times New Roman1"/>
    </style:style>
    <style:style style:name="T15" style:family="text">
      <style:text-properties style:font-name="Times New Roman" officeooo:rsid="0013d9fd" style:font-name-complex="Times New Roman1"/>
    </style:style>
    <style:style style:name="T16" style:family="text">
      <style:text-properties style:font-name="Times New Roman" fo:font-weight="bold" officeooo:rsid="0010c958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10bbea" style:font-weight-asian="bold" style:font-name-complex="Times New Roman1" style:font-weight-complex="bold"/>
    </style:style>
    <style:style style:name="T18" style:family="text">
      <style:text-properties style:font-name="Times New Roman" fo:font-weight="normal" officeooo:rsid="0010bbea" style:font-weight-asian="normal" style:font-name-complex="Times New Roman1" style:font-weight-complex="normal"/>
    </style:style>
    <style:style style:name="T19" style:family="text">
      <style:text-properties style:font-name="Times New Roman" fo:font-weight="normal" officeooo:rsid="0010c958" style:font-weight-asian="normal" style:font-name-complex="Times New Roman1" style:font-weight-complex="normal"/>
    </style:style>
    <style:style style:name="T20" style:family="text">
      <style:text-properties style:font-name="Times New Roman" fo:font-weight="normal" officeooo:rsid="0011e64f" style:font-weight-asian="normal" style:font-name-complex="Times New Roman1" style:font-weight-complex="normal"/>
    </style:style>
    <style:style style:name="T21" style:family="text">
      <style:text-properties style:use-window-font-color="true" style:font-name="Times New Roman" fo:font-size="14pt" fo:language="ru" fo:country="RU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/>
    </style:style>
    <style:style style:name="T22" style:family="text">
      <style:text-properties fo:color="#7f0055" style:font-name="Monospace" fo:font-size="12pt" fo:font-weight="bold" style:font-size-asian="12pt" style:font-weight-asian="bold"/>
    </style:style>
    <style:style style:name="T23" style:family="text">
      <style:text-properties fo:color="#000000" style:font-name="Monospace" fo:font-size="12pt" style:font-size-asian="12pt"/>
    </style:style>
    <style:style style:name="T24" style:family="text">
      <style:text-properties fo:color="#000000" style:font-name="Monospace" fo:font-size="12pt" fo:font-weight="bold" style:font-size-asian="12pt" style:font-weight-asian="bold"/>
    </style:style>
    <style:style style:name="T25" style:family="text">
      <style:text-properties fo:color="#000000" style:font-name="Times New Roman" fo:font-size="14pt" fo:font-weight="normal" officeooo:rsid="0010bbea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0c958"/>
    </style:style>
    <style:style style:name="T28" style:family="text">
      <style:text-properties officeooo:rsid="0011e64f"/>
    </style:style>
    <style:style style:name="T29" style:family="text">
      <style:text-properties fo:color="#00c87d" style:font-name="Monospace" fo:font-size="12pt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8">Київський національний університет імені Тараса Шевченка</text:span></text:p>
      <text:p text:style-name="P33"><text:span text:style-name="T8">Факультет комп’ютерних наук та кібернетики</text:span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3"><text:span text:style-name="T9">Алгоритми та складність</text:span></text:p>
      <text:p text:style-name="P36"/>
      <text:p text:style-name="P33"><text:span text:style-name="T10">Завдання № </text:span><text:span text:style-name="T12">4</text:span></text:p>
      <text:p text:style-name="P37"/>
      <text:p text:style-name="P33"><text:span text:style-name="T10">Звіт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<text:span text:style-name="T1">Виконав:</text:span></text:p>
      <text:p text:style-name="P39"/>
      <text:p text:style-name="P34"><text:span text:style-name="T3">студент групи К-29</text:span></text:p>
      <text:p text:style-name="P34"><text:span text:style-name="T21">Грищенко Юрій Анатолійович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  <text:p text:style-name="P1"><text:span text:style-name="T2">Київ-2019</text:span></text:p>
      <text:p text:style-name="P4"><text:soft-page-break/><text:span text:style-name="T3">Умова задачі</text:span></text:p>
      <text:p text:style-name="P2"><text:span text:style-name="T3"><text:tab/>Нехай маємо масив, що містить n записів з даними для сортування, і що ключ кожного запису приймає значення 0 або 1. Алгоритм для сортування такого набору записів повинен мати наступні з трьох характеристик:</text:span></text:p>
      <text:list xml:id="list2668589171" text:style-name="L2">
        <text:list-item>
          <text:p text:style-name="P7"><text:span text:style-name="T5">час роботи O(n)</text:span></text:p>
        </text:list-item>
        <text:list-item>
          <text:p text:style-name="P10"><text:span text:style-name="T4">сортування має бути стійким</text:span></text:p>
        </text:list-item>
        <text:list-item>
          <text:p text:style-name="P10"><text:span text:style-name="T4">сортування проводиться на місці, тобто крім вхідного масиву використовується додаткова память, що не перевищує константи.</text:span></text:p>
        </text:list-item>
      </text:list>
      <text:p text:style-name="P9"><text:span text:style-name="T4"/></text:p>
      <text:p text:style-name="P9"><text:span text:style-name="T4"><text:tab/>Необхідно створити алгоритми, що задовільняють 2 з 3 умов.</text:span></text:p>
      <text:p text:style-name="P9"><text:span text:style-name="T4"/></text:p>
      <text:p text:style-name="P4"><text:span text:style-name="T3">Опис алгоритмів:</text:span></text:p>
      <text:p text:style-name="P2"><text:span text:style-name="T3"><text:tab/>Оскільки в цій роботі ми працюємо зі стійким та нестійким сортуванням, потрібно якимось чином розрізняти записи «0» один від одного і записи «1» один від одного (щоб знати, чи не порушився їх порядок).</text:span></text:p>
      <text:p text:style-name="P2"><text:span text:style-name="T3"/></text:p>
      <text:p text:style-name="P6"><text:span text:style-name="T5"><text:tab/>В моїй імплементації програма працює з довільними цілими числами, умовно позначаючи числа, більші або рівні нулю, як «1», а відємні числа як «0».</text:span></text:p>
      <text:p text:style-name="P6"><text:span text:style-name="T5"/></text:p>
      <text:p text:style-name="P42"><text:span text:style-name="T22">bool</text:span><text:span text:style-name="T23"> </text:span><text:span text:style-name="T24">is_zero</text:span><text:span text:style-name="T23">(</text:span><text:span text:style-name="T22">int</text:span><text:span text:style-name="T23"> element)</text:span></text:p>
      <text:p text:style-name="P42"><text:span text:style-name="T23">{</text:span></text:p>
      <text:p text:style-name="P42"><text:span text:style-name="T23"><text:tab/></text:span><text:span text:style-name="T22">return</text:span><text:span text:style-name="T23"> element &lt; 0;</text:span></text:p>
      <text:p text:style-name="P42"><text:span text:style-name="T23">}</text:span></text:p>
      <text:p text:style-name="P42"><text:span text:style-name="T22">bool</text:span><text:span text:style-name="T23"> </text:span><text:span text:style-name="T24">is_one</text:span><text:span text:style-name="T23">(</text:span><text:span text:style-name="T22">int</text:span><text:span text:style-name="T23"> element)</text:span></text:p>
      <text:p text:style-name="P42"><text:span text:style-name="T23">{</text:span></text:p>
      <text:p text:style-name="P42"><text:span text:style-name="T23"><text:tab/></text:span><text:span text:style-name="T22">return</text:span><text:span text:style-name="T23"> element &gt;= 0;</text:span></text:p>
      <text:p text:style-name="P6"><text:span text:style-name="T23">}</text:span></text:p>
      <text:p text:style-name="P6"><text:span text:style-name="T25"/></text:p>
      <text:p text:style-name="P4"><text:span text:style-name="T3"><text:tab/></text:span><text:span text:style-name="T4">На виході повинні мати масив, що на початку містить всі «0», а в кінці всі «1». За рахунок того, що у нас лише дві групи елементів, можна зробити певні оптимізації в порівнянні зі звичайним сортуванням.</text:span></text:p>
      <text:p text:style-name="P27"><text:span text:style-name="T13"/></text:p>
      <text:list xml:id="list3607294378" text:style-name="L3">
        <text:list-header>
          <text:p text:style-name="P28"><text:span text:style-name="T16">a. </text:span><text:span text:style-name="T17">Час роботи O(n), сортування на місці</text:span></text:p>
        </text:list-header>
      </text:list>
      <text:p text:style-name="P29"><text:span text:style-name="T17"/></text:p>
      <text:p text:style-name="P25"><text:span text:style-name="T14"><text:tab/>Пропронується наступний алгоритм:</text:span></text:p>
      <text:list xml:id="list1537852542" text:style-name="L4">
        <text:list-item>
          <text:p text:style-name="P26"><text:span text:style-name="T14">З</text:span><text:span text:style-name="T13">адаємо last_zero=-1</text:span></text:p>
        </text:list-item>
        <text:list-item>
          <text:p text:style-name="P26"><text:span text:style-name="T14">Задаємо i=0, тобто розглядаємо перший елемент масиву.</text:span></text:p>
        </text:list-item>
        <text:list-item>
          <text:p text:style-name="P26"><text:span text:style-name="T13">Входимо в цикл, виконуємо, поки i менше за довжину масива.</text:span></text:p>
        </text:list-item>
        <text:list-item>
          <text:p text:style-name="P11">Якщо знайшли «<text:span text:style-name="T27">1</text:span>», <text:span text:style-name="T27">пропускаємо його і переходимо на наступний елемент. Повертаємось до кроку 3.</text:span></text:p>
        </text:list-item>
        <text:list-item>
          <text:p text:style-name="P11">Інакше, якщо знайшли «<text:span text:style-name="T27">0</text:span>», <text:span text:style-name="T27">то міняємо його місцями з елементом, що лежить після останнього попереднього нуля (тобто за індексом last_zero + 1). </text:span><text:soft-page-break/><text:span text:style-name="T27">Зберігаємо нове значення last_zero = last_zero + 1 і переходимо на наступний елемент. Повертаємось до кроку 3.</text:span></text:p>
        </text:list-item>
      </text:list>
      <text:p text:style-name="P13"/>
      <text:p text:style-name="P14">На кожному кроці циклу ми обробляємо один елемент, отже складність O(n). Виділяються лише 2 додаткові комірки памяті. <text:span text:style-name="T28">Цей алгоритм не є стійким, оскільки є операції swap(), що змінюють порядок «одиниць».</text:span></text:p>
      <text:p text:style-name="P16"/>
      <text:p text:style-name="P14"/>
      <text:list xml:id="list2373568717" text:style-name="L5">
        <text:list-header>
          <text:p text:style-name="P19">b. Стійкий алгоритм, сортування на місці</text:p>
        </text:list-header>
      </text:list>
      <text:p text:style-name="P18"/>
      <text:p text:style-name="P14"><text:tab/>Пропонується наступний алгоритм, який нагадує bubble sort:</text:p>
      <text:list xml:id="list223017922010441" text:continue-list="list1537852542" text:style-name="L4">
        <text:list-item text:start-value="1">
          <text:p text:style-name="P26"><text:span text:style-name="T14">З</text:span><text:span text:style-name="T13">адаємо last_zero=-1</text:span></text:p>
        </text:list-item>
        <text:list-item>
          <text:p text:style-name="P26"><text:span text:style-name="T14">Задаємо i=0, тобто розглядаємо перший елемент масиву.</text:span></text:p>
        </text:list-item>
        <text:list-item>
          <text:p text:style-name="P26"><text:span text:style-name="T13">Входимо в цикл, виконуємо, поки i менше за довжину масива.</text:span></text:p>
        </text:list-item>
        <text:list-item>
          <text:p text:style-name="P12">Якщо знайшли «<text:span text:style-name="T27">1</text:span>», <text:span text:style-name="T27">пропускаємо його і переходимо на наступний елемент. Повертаємось до кроку 3.</text:span></text:p>
        </text:list-item>
        <text:list-item>
          <text:p text:style-name="P30"><text:span text:style-name="T18">Інакше, якщо знайшли «</text:span><text:span text:style-name="T19">0</text:span><text:span text:style-name="T18">», </text:span><text:span text:style-name="T19">то зберігаємо його у комірку element.</text:span></text:p>
        </text:list-item>
        <text:list-item>
          <text:p text:style-name="P15">Для всіх елементів від <text:span text:style-name="T28">(</text:span>last_zero + 1<text:span text:style-name="T28">)</text:span> до <text:span text:style-name="T28">(</text:span>i -<text:span text:style-name="T28">1) виконуємо зміщення направо, тобто array[j + 1] = array[j]</text:span></text:p>
        </text:list-item>
        <text:list-item>
          <text:p text:style-name="P31"><text:span text:style-name="T20">Записуємо element у комірку, що знаходиться правіше від останнього попереднього нуля (тобто array[last_zero + 1] = element). Повертаємось до кроку 3.</text:span></text:p>
        </text:list-item>
      </text:list>
      <text:p text:style-name="P32"><text:span text:style-name="T20"/></text:p>
      <text:p text:style-name="P21"><text:span text:style-name="T4"><text:tab/>Складність цього алгоритму, як і для bubble sort, становить O(n^2). Оптимізація полягає у тому, що ми не порівнюємо елементи на кожному кроці — ми відразу знаємо, куди саме вписати наші елементи.</text:span></text:p>
      <text:p text:style-name="P21"><text:span text:style-name="T4"/></text:p>
      <text:p text:style-name="P21"><text:span text:style-name="T4"><text:tab/></text:span><text:span text:style-name="T2">с. Час роботи O(n), стійкий алгоритм</text:span></text:p>
      <text:p text:style-name="P21"><text:span text:style-name="T2"/></text:p>
      <text:p text:style-name="P23"><text:span text:style-name="T13"><text:tab/>В цьому алгоритмі будемо використовувати додаткову память.</text:span></text:p>
      <text:p text:style-name="P23"><text:span text:style-name="T13"><text:tab/></text:span><text:span text:style-name="T15">Пропонується такий варіант bucket sort:</text:span></text:p>
      <text:list xml:id="list2653594192" text:style-name="L6">
        <text:list-item>
          <text:p text:style-name="P24"><text:span text:style-name="T13">Виділяємо два масиви довжиною n — масив одиниць (ones) і масив нулів (zeroes).</text:span></text:p>
        </text:list-item>
        <text:list-item>
          <text:p text:style-name="P24"><text:span text:style-name="T13">Виділяємо дві змінні — ones_count = 0 та zeroes_count = 0</text:span></text:p>
        </text:list-item>
        <text:list-item>
          <text:p text:style-name="P24"><text:span text:style-name="T13">Для кожного елементу масиву (i = 1, … n — 1):</text:span></text:p>
        </text:list-item>
        <text:list-item>
          <text:p text:style-name="P24"><text:span text:style-name="T13">Якщо елемент є «0», записуємо його у zeroes[zeroes_count]. Збільшуємо zeroes_count на 1, розглядаємо наступний елемент.</text:span></text:p>
        </text:list-item>
        <text:list-item>
          <text:p text:style-name="P8"><text:span text:style-name="T6">В іншому випадку (якщо елемент є «1») записуємо його у ones[ones_count]. Збільшуємо ones_count на 1, розглядаємо наступний елемент.</text:span></text:p>
        </text:list-item>
        <text:list-item>
          <text:p text:style-name="P22"><text:span text:style-name="T4">Коли розглянемо всі елементи масиву, скопіюємо в нього елементи з zeroes (від 0 до zeroes_count), а потім елементи з ones (від 0 до ones_count)</text:span></text:p>
        </text:list-item>
        <text:list-item>
          <text:p text:style-name="P22"><text:span text:style-name="T4">Звільняємо память, використану для ones та zeroes.</text:span></text:p>
        </text:list-item>
      </text:list>
      <text:p text:style-name="P21"><text:soft-page-break/><text:span text:style-name="T4"/></text:p>
      <text:p text:style-name="P21"><text:span text:style-name="T4"><text:tab/>Цей алгоритм зберігає порядок «нулів» та «одиниць» і працює за час O(n), <text:s/>але при цьому </text:span><text:span text:style-name="T7">використовує O(n) додаткової памяті.</text:span></text:p>
      <text:p text:style-name="P17"><text:span text:style-name="T7"><text:tab/>Оптимізація в порівнянні зі звичайним bucket sort полягає у тому, що нам </text:span>не <text:span text:style-name="T7">потрібно сортувати елементи всередині, </text:span>вони вважаються рівними між собою, а отже, вони вже відсортовані.</text:p>
      <text:p text:style-name="P21"><text:span text:style-name="T7"/></text:p>
      <text:p text:style-name="P5"><text:span text:style-name="T3">Інтерфейс користувача</text:span></text:p>
      <text:p text:style-name="P5"><text:span text:style-name="T4"/></text:p>
      <text:p text:style-name="P5"><text:span text:style-name="T4"><text:tab/>Користувач вводить розмір вхідного масиву і всі числа. Програма виводить результати трьох алгоритмів сортування у консоль.</text:span></text:p>
      <text:p text:style-name="P5"/>
      <text:p text:style-name="P3"><text:span text:style-name="T23">Enter array size: </text:span><text:span text:style-name="T29">10</text:span></text:p>
      <text:p text:style-name="P43"><text:span text:style-name="T23">Enter 10 numbers: </text:span><text:span text:style-name="T29">-2</text:span></text:p>
      <text:p text:style-name="P42"><text:span text:style-name="T23">{ -2 }</text:span></text:p>
      <text:p text:style-name="P42"><text:span text:style-name="T29">-3</text:span></text:p>
      <text:p text:style-name="P42"><text:span text:style-name="T23">{ -2, -3 }</text:span></text:p>
      <text:p text:style-name="P42"><text:span text:style-name="T29">-5</text:span></text:p>
      <text:p text:style-name="P42"><text:span text:style-name="T23">{ -2, -3, -5 }</text:span></text:p>
      <text:p text:style-name="P42"><text:span text:style-name="T29">0</text:span></text:p>
      <text:p text:style-name="P42"><text:span text:style-name="T23">{ -2, -3, -5, 0 }</text:span></text:p>
      <text:p text:style-name="P42"><text:span text:style-name="T29">1</text:span></text:p>
      <text:p text:style-name="P42"><text:span text:style-name="T23">{ -2, -3, -5, 0, 1 }</text:span></text:p>
      <text:p text:style-name="P42"><text:span text:style-name="T29">3</text:span></text:p>
      <text:p text:style-name="P42"><text:span text:style-name="T23">{ -2, -3, -5, 0, 1, 3 }</text:span></text:p>
      <text:p text:style-name="P42"><text:span text:style-name="T29">-4</text:span></text:p>
      <text:p text:style-name="P42"><text:span text:style-name="T23">{ -2, -3, -5, 0, 1, 3, -4 }</text:span></text:p>
      <text:p text:style-name="P42"><text:span text:style-name="T29">2</text:span></text:p>
      <text:p text:style-name="P42"><text:span text:style-name="T23">{ -2, -3, -5, 0, 1, 3, -4, 2 }</text:span></text:p>
      <text:p text:style-name="P42"><text:span text:style-name="T29">-5</text:span></text:p>
      <text:p text:style-name="P42"><text:span text:style-name="T23">{ -2, -3, -5, 0, 1, 3, -4, 2, -5 }</text:span></text:p>
      <text:p text:style-name="P42"><text:span text:style-name="T29">6</text:span></text:p>
      <text:p text:style-name="P42"><text:span text:style-name="T23">{ -2, -3, -5, 0, 1, 3, -4, 2, -5, 6 }</text:span></text:p>
      <text:p text:style-name="P42"><text:span text:style-name="T23">In-place fast sort: { -2, -3, -5, -4, -5, 3, 0, 2, 1, 6 }</text:span></text:p>
      <text:p text:style-name="P42"><text:span text:style-name="T23">Stable fast sort: { -2, -3, -5, -4, -5, 0, 1, 3, 2, 6 }</text:span></text:p>
      <text:p text:style-name="P42"><text:span text:style-name="T23">In-place stable sort: { -2, -3, -5, -4, -5, 0, 1, 3, 2, 6 }</text:span></text:p>
      <text:p text:style-name="P17"/>
      <text:p text:style-name="P20">Список використаних джерел.</text:p>
      <text:p text:style-name="P17"><text:a xlink:type="simple" xlink:href="https://en.wikipedia.org/wiki/Bubble_sort" text:style-name="Internet_20_link" text:visited-style-name="Visited_20_Internet_20_Link">https://en.wikipedia.org/wiki/Bubble_sort</text:a></text:p>
      <text:p text:style-name="P17"><text:a xlink:type="simple" xlink:href="https://en.wikipedia.org/wiki/Bucket_sort" text:style-name="Internet_20_link" text:visited-style-name="Visited_20_Internet_20_Link">https://en.wikipedia.org/wiki/Bucket_sort</text:a></text:p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21:41:21.346537478</meta:creation-date>
    <dc:date>2019-10-21T22:29:57.256071744</dc:date>
    <meta:editing-duration>PT14M12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4" meta:paragraph-count="86" meta:word-count="783" meta:character-count="4696" meta:non-whitespace-character-count="4000"/>
  </office:meta>
</office:document-meta>
</file>